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000000" draw:fill-gradient-name="Gradient_20_7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c0c0c0" draw:fill-gradient-name="Gradient_20_7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5" style:family="graphic" style:parent-style-name="standard">
      <style:graphic-properties draw:stroke="solid" svg:stroke-width="0.079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3.049cm" fo:min-width="8.431cm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solid" svg:stroke-width="0.035cm" svg:stroke-color="#ff33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solid" svg:stroke-width="0.035cm" svg:stroke-color="#66ff33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draw:stroke="solid" svg:stroke-width="0.035cm" svg:stroke-color="#ffff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fo:min-height="1.174cm" fo:min-width="1.086cm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min-height="1.174cm" fo:min-width="1.509cm" fo:padding-top="0.13cm" fo:padding-bottom="0.13cm" fo:padding-left="0.25cm" fo:padding-right="0.25cm" fo:wrap-option="no-wrap" draw:shadow="hidden" draw:shadow-color="#000000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top" draw:auto-grow-height="true" fo:min-height="1.174cm" fo:min-width="0.849cm" fo:padding-top="0.13cm" fo:padding-bottom="0.13cm" fo:padding-left="0.25cm" fo:padding-right="0.25cm" fo:wrap-option="no-wrap" draw:shadow="hidden" draw:shadow-color="#000000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svg:stroke-width="0.035cm" svg:stroke-color="#ffff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6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821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512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509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77cm" fo:min-width="0cm" fo:padding-top="0.128cm" fo:padding-bottom="0.128cm" fo:padding-left="0.256cm" fo:padding-right="0.256cm" fo:wrap-option="wrap" draw:shadow="hidden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285cm" fo:min-width="0cm" fo:padding-top="0.128cm" fo:padding-bottom="0.128cm" fo:padding-left="0.256cm" fo:padding-right="0.256cm" fo:wrap-option="wrap" draw:shadow="hidden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88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9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6.519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.275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8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margin-top="0.282cm" fo:margin-bottom="0cm" fo:text-indent="-0.952cm"/>
    </style:style>
    <style:style style:name="P5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7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8" style:family="paragraph">
      <style:paragraph-properties fo:margin-left="0.952cm" fo:margin-right="0cm" fo:text-indent="0cm" style:writing-mode="lr-tb"/>
    </style:style>
    <style:style style:name="P9" style:family="paragraph">
      <style:paragraph-properties fo:margin-left="0.952cm" fo:margin-right="0cm" fo:margin-top="0.282cm" fo:margin-bottom="0cm" fo:line-height="100%" fo:text-indent="-0.952cm"/>
    </style:style>
    <style:style style:name="P10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282cm" fo:margin-bottom="0cm" fo:text-indent="0cm"/>
    </style:style>
    <style:style style:name="P14" style:family="paragraph">
      <style:paragraph-properties fo:margin-left="0cm" fo:margin-right="0cm" fo:margin-top="0.246cm" fo:margin-bottom="0cm" fo:text-indent="0cm"/>
    </style:style>
    <style:style style:name="P15" style:family="paragraph">
      <style:paragraph-properties fo:margin-left="0cm" fo:margin-right="0cm" fo:margin-top="0.282cm" fo:margin-bottom="0cm" fo:line-height="90%" fo:text-indent="0cm"/>
    </style:style>
    <style:style style:name="P16" style:family="paragraph">
      <style:paragraph-properties fo:margin-left="0cm" fo:margin-right="0cm" fo:margin-top="0.246cm" fo:margin-bottom="0cm" fo:line-height="90%" fo:text-indent="0cm"/>
    </style:style>
    <style:style style:name="P17" style:family="paragraph">
      <style:paragraph-properties fo:margin-left="0cm" fo:margin-right="0cm" fo:margin-top="0.246cm" fo:margin-bottom="0cm" fo:text-align="center" fo:text-indent="0cm"/>
    </style:style>
    <style:style style:name="P18" style:family="paragraph">
      <style:paragraph-properties fo:margin-left="0cm" fo:margin-right="0cm" fo:margin-top="0.246cm" fo:margin-bottom="0cm" fo:line-height="100%" fo:text-align="center" fo:text-indent="0cm"/>
    </style:style>
    <style:style style:name="P19" style:family="paragraph">
      <style:paragraph-properties fo:margin-left="0cm" fo:margin-right="0cm" fo:text-indent="0cm" style:writing-mode="lr-tb"/>
      <style:text-properties fo:font-size="24pt"/>
    </style:style>
    <style:style style:name="P20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1.693cm" fo:margin-right="0cm" fo:margin-top="0.282cm" fo:margin-bottom="0cm" fo:text-indent="-1.693cm"/>
    </style:style>
    <style:style style:name="P22" style:family="paragraph">
      <style:paragraph-properties fo:margin-left="2.751cm" fo:margin-right="0cm" fo:margin-top="0.246cm" fo:margin-bottom="0cm" fo:line-height="100%" fo:text-align="start" fo:text-indent="-1.481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3" style:family="paragraph">
      <style:paragraph-properties fo:margin-left="0.952cm" fo:margin-right="0cm" fo:margin-top="0.282cm" fo:margin-bottom="0cm" fo:line-height="90%" fo:text-indent="-0.952cm"/>
    </style:style>
    <style:style style:name="P24" style:family="paragraph">
      <style:paragraph-properties fo:margin-left="0cm" fo:margin-right="0cm" fo:text-indent="0cm" style:writing-mode="lr-tb"/>
      <style:text-properties fo:color="#000000" fo:font-size="24pt"/>
    </style:style>
    <style:style style:name="P25" style:family="paragraph">
      <style:paragraph-properties fo:margin-left="0cm" fo:margin-right="0cm" fo:text-indent="0cm"/>
      <style:text-properties fo:color="#000000" fo:font-size="60pt" style:font-size-asian="60pt" style:font-size-complex="60pt"/>
    </style:style>
    <style:style style:name="P26" style:family="paragraph">
      <style:paragraph-properties fo:margin-left="0cm" fo:margin-right="0cm" fo:line-height="100%" fo:text-indent="0cm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font-name="Tahoma" fo:language="en" fo:country="U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cc" fo:font-size="32pt" style:font-size-asian="32pt" style:font-size-complex="32pt"/>
    </style:style>
    <style:style style:name="T9" style:family="text">
      <style:text-properties style:text-position="-25% 58%" fo:language="en" fo:country="US"/>
    </style:style>
    <style:style style:name="T10" style:family="text">
      <style:text-properties fo:color="#ffffcc" fo:font-size="28pt" style:font-size-asian="28pt" style:font-size-complex="28pt"/>
    </style:style>
    <style:style style:name="T11" style:family="text">
      <style:text-properties fo:color="#ffffcc" style:font-name="Symbol" fo:font-size="28pt" style:font-size-asian="28pt" style:font-size-complex="28pt"/>
    </style:style>
    <style:style style:name="T12" style:family="text">
      <style:text-properties fo:color="#ffffcc" fo:font-size="24pt"/>
    </style:style>
    <style:style style:name="T13" style:family="text">
      <style:text-properties fo:color="#ff3300" fo:language="en" fo:country="US" fo:font-style="italic" style:font-style-asian="italic" style:font-style-complex="italic"/>
    </style:style>
    <style:style style:name="T14" style:family="text">
      <style:text-properties fo:color="#ff3300" fo:font-size="32pt" style:font-size-asian="32pt" style:font-size-complex="32pt"/>
    </style:style>
    <style:style style:name="T15" style:family="text">
      <style:text-properties fo:color="#ff3300" fo:font-size="28pt" style:font-size-asian="28pt" style:font-size-complex="28pt"/>
    </style:style>
    <style:style style:name="T16" style:family="text">
      <style:text-properties fo:color="#66ff33" fo:font-size="32pt" style:font-size-asian="32pt" style:font-size-complex="32pt"/>
    </style:style>
    <style:style style:name="T17" style:family="text">
      <style:text-properties fo:color="#66ff33" fo:font-size="28pt" style:font-size-asian="28pt" style:font-size-complex="28pt"/>
    </style:style>
    <style:style style:name="T18" style:family="text">
      <style:text-properties fo:color="#ffff00" fo:font-size="32pt" style:font-size-asian="32pt" style:font-size-complex="32pt"/>
    </style:style>
    <style:style style:name="T19" style:family="text">
      <style:text-properties fo:color="#ffff00" fo:font-size="28pt" style:font-size-asian="28pt" style:font-size-complex="28pt"/>
    </style:style>
    <style:style style:name="T20" style:family="text">
      <style:text-properties fo:color="#ff3300"/>
    </style:style>
    <style:style style:name="T21" style:family="text">
      <style:text-properties fo:color="#66ff33"/>
    </style:style>
    <style:style style:name="T22" style:family="text">
      <style:text-properties fo:color="#ffff00"/>
    </style:style>
    <style:style style:name="T23" style:family="text">
      <style:text-properties fo:color="#000000" fo:font-size="40pt" style:font-size-asian="40pt" style:font-size-complex="40pt"/>
    </style:style>
    <style:style style:name="T24" style:family="text">
      <style:text-properties fo:color="#000000" fo:font-size="60pt" style:font-size-asian="60pt" style:font-size-complex="60pt"/>
    </style:style>
    <style:style style:name="T25" style:family="text">
      <style:text-properties fo:color="#ffffcc" fo:font-size="40pt" style:font-size-asian="40pt" style:font-size-complex="40pt"/>
    </style:style>
    <style:style style:name="T26" style:family="text">
      <style:text-properties fo:color="#ffffcc" style:font-name="Symbol"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4002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4002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4002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variable" style:font-charset="x-symbol" fo:color="#400200" fo:font-size="75%"/>
      </text:list-level-style-bullet>
      <text:list-level-style-bullet text:level="2" text:bullet-char="">
        <style:list-level-properties text:space-before="1.27cm" text:min-label-width="1.481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4002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4002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min-label-width="1.693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4002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4002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4002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5.081cm" svg:x="1.27cm" svg:y="0.635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2.329cm" svg:x="0.374cm" svg:y="0.847cm" presentation:class="title" presentation:user-transformed="true">
          <draw:text-box>
            <text:p text:style-name="P1">Priority Queues</text:p>
          </draw:text-box>
        </draw:frame>
        <draw:frame presentation:style-name="pr4" draw:text-style-name="P8" draw:layer="layout" svg:width="23.182cm" svg:height="13.768cm" svg:x="1.905cm" svg:y="3.3cm" presentation:class="outline" presentation:user-transformed="true">
          <draw:text-box>
            <text:p text:style-name="P4"><text:span text:style-name="T2">Model</text:span></text:p>
            <text:p text:style-name="P5"><text:span text:style-name="T3"><text:tab/></text:span><text:span text:style-name="T3">Set with </text:span><text:span text:style-name="T4">priorities</text:span><text:span text:style-name="T3"> associate with elements</text:span></text:p>
            <text:p text:style-name="P5"><text:span text:style-name="T3"><text:tab/></text:span><text:span text:style-name="T3">Priorites are comparable by a &lt; operator</text:span></text:p>
            <text:p text:style-name="P4"><text:span text:style-name="T2">Operations</text:span></text:p>
            <text:p text:style-name="P5"><text:span text:style-name="T3"><text:tab/></text:span><text:span text:style-name="T4">Insert</text:span><text:span text:style-name="T3"> and element with a given priority</text:span></text:p>
            <text:p text:style-name="P5"><text:span text:style-name="T3"><text:tab/></text:span><text:span text:style-name="T4">Deletemax</text:span><text:span text:style-name="T3"> </text:span></text:p>
            <text:p text:style-name="P6"><text:span text:style-name="T5"><text:tab/></text:span><text:span text:style-name="T5">Find and remove from the set the element with highest priority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iorityQueue Interfac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084cm" svg:y="1.27cm" presentation:class="title" presentation:user-transformed="true">
          <draw:text-box>
            <text:p text:style-name="P1"><text:span text:style-name="T3">PriorityQueue Interface</text:span></text:p>
          </draw:text-box>
        </draw:frame>
        <draw:frame presentation:style-name="pr6" draw:text-style-name="P8" draw:layer="layout" svg:width="23.182cm" svg:height="11.488cm" svg:x="1.905cm" svg:y="5.333cm" presentation:class="outline" presentation:user-transformed="true">
          <draw:text-box>
            <text:p text:style-name="P9"><text:span text:style-name="T6">public Interface PriorityQueue {</text:span></text:p>
            <text:p text:style-name="P10"><text:span text:style-name="T6"><text:tab/></text:span><text:span text:style-name="T6">int size();</text:span></text:p>
            <text:p text:style-name="P10"><text:span text:style-name="T6"><text:tab/></text:span><text:span text:style-name="T6">boolean isEmpty();</text:span></text:p>
            <text:p text:style-name="P10"><text:span text:style-name="T6"><text:tab/></text:span><text:span text:style-name="T6">void add(Object element);</text:span></text:p>
            <text:p text:style-name="P10"><text:span text:style-name="T6"><text:tab/></text:span><text:span text:style-name="T6">Object getMin();</text:span></text:p>
            <text:p text:style-name="P10"><text:span text:style-name="T6"><text:tab/></text:span><text:span text:style-name="T6">Object removeMin();</text:span></text:p>
            <text:p text:style-name="P9"><text:span text:style-name="T6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rted Linked List implementation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Sorted Linked List implementation</text:p>
          </draw:text-box>
        </draw:frame>
        <draw:frame presentation:style-name="pr6" draw:text-style-name="P8" draw:layer="layout" svg:width="23.495cm" svg:height="11.488cm" svg:x="1.27cm" svg:y="5.877cm" presentation:class="outline" presentation:user-transformed="true">
          <draw:text-box>
            <text:p text:style-name="P4"><text:span text:style-name="T3">Deletemax is O(1) – take first element</text:span></text:p>
            <text:p text:style-name="P4"><text:span text:style-name="T3">Insert if O(n) – on average, go halfway down the lis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rtially Ordered Tre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Partially Ordered Tree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p text:style-name="P4">A binary tree with elements and priorities at nodes</text:p>
            <text:p text:style-name="P4">Satisfying the <text:span text:style-name="T7">partially ordered tree</text:span> (POT) property</text:p>
            <text:p text:style-name="P7"><text:span text:style-name="T5">The priority at any node &gt;= the priority of its children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alanced POT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1.985cm" svg:x="0.374cm" svg:y="0.525cm" presentation:class="title" presentation:user-transformed="true">
          <draw:text-box>
            <text:p text:style-name="P1">Balanced POT</text:p>
          </draw:text-box>
        </draw:frame>
        <draw:frame presentation:style-name="pr8" draw:text-style-name="P8" draw:layer="layout" svg:width="23.817cm" svg:height="4.869cm" svg:x="1.27cm" svg:y="3.175cm" presentation:class="outline" presentation:user-transformed="true">
          <draw:text-box>
            <text:p xml:id="id1" text:id="id1" text:style-name="P4">A POT in which all nodes exist, down to a certain level, and for one level below that, “extra” nodes may exist, as far left as possible</text:p>
          </draw:text-box>
        </draw:frame>
        <draw:g>
          <draw:custom-shape draw:style-name="gr2" draw:text-style-name="P11" draw:layer="layout" svg:width="1.069cm" svg:height="1.515cm" svg:x="12.068cm" svg:y="9.10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6.353cm" svg:y="11.43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36cm" svg:y="11.43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3.758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8.681cm" svg:y="13.75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3.758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9cm" svg:y="13.758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.061cm" svg:y="16.29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2.7cm" svg:y1="10.372cm" svg:x2="7.832cm" svg:y2="11.853cm">
            <text:p/>
          </draw:line>
          <draw:line draw:style-name="gr3" draw:text-style-name="P12" draw:layer="layout" svg:x1="12.7cm" svg:y1="10.372cm" svg:x2="17.357cm" svg:y2="11.853cm">
            <text:p/>
          </draw:line>
          <draw:line draw:style-name="gr3" draw:text-style-name="P12" draw:layer="layout" svg:x1="6.773cm" svg:y1="12.912cm" svg:x2="4.233cm" svg:y2="14.182cm">
            <text:p/>
          </draw:line>
          <draw:line draw:style-name="gr3" draw:text-style-name="P12" draw:layer="layout" svg:x1="3.387cm" svg:y1="15.028cm" svg:x2="1.693cm" svg:y2="16.722cm">
            <text:p/>
          </draw:line>
          <draw:line draw:style-name="gr3" draw:text-style-name="P12" draw:layer="layout" svg:x1="8.677cm" svg:y1="13.97cm" svg:x2="6.772cm" svg:y2="12.912cm">
            <text:p/>
          </draw:line>
          <draw:line draw:style-name="gr3" draw:text-style-name="P12" draw:layer="layout" svg:x1="17.991cm" svg:y1="12.912cm" svg:x2="16.086cm" svg:y2="14.182cm">
            <text:p/>
          </draw:line>
          <draw:line draw:style-name="gr3" draw:text-style-name="P12" draw:layer="layout" svg:x1="17.992cm" svg:y1="12.912cm" svg:x2="20.32cm" svg:y2="13.97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sertion on a Balanced POT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681cm" svg:height="3.211cm" svg:x="0.718cm" svg:y="1.27cm" presentation:class="title" presentation:user-transformed="true">
          <draw:text-box>
            <text:p text:style-name="P1">Insertion on a Balanced POT</text:p>
          </draw:text-box>
        </draw:frame>
        <draw:frame presentation:style-name="pr10" draw:text-style-name="P8" draw:layer="layout" svg:width="23.817cm" svg:height="13.133cm" svg:x="1.27cm" svg:y="4.233cm" presentation:class="outline" presentation:user-transformed="true">
          <draw:text-box>
            <text:list text:style-name="L4">
              <text:list-item>
                <text:p text:style-name="P13"><text:span text:style-name="T3">Place new element in the leftmost possible place</text:span></text:p>
              </text:list-item>
              <text:list-item>
                <text:p text:style-name="P13"><text:span text:style-name="T3">Bubbleup new node by repeatedly exchanging it with its parent if it has higher priority than its paren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Restores the POT property</text:span></text:p>
                  </text:list-item>
                  <text:list-item>
                    <text:p text:style-name="P14"><text:span text:style-name="T3">Maintains balanced property</text:span></text:p>
                  </text:list-item>
                  <text:list-item>
                    <text:p text:style-name="P14"><text:span text:style-name="T3">O(log n) because an n-node balanced tree has no more than 1 + log</text:span><text:span text:style-name="T9">2</text:span><text:span text:style-name="T3">n lev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letemax on Balance POT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4.681cm" svg:height="2.541cm" svg:x="0.374cm" svg:y="1.058cm" presentation:class="title" presentation:user-transformed="true">
          <draw:text-box>
            <text:p text:style-name="P1"><text:span text:style-name="T3">Deletemax on Balance POT</text:span></text:p>
          </draw:text-box>
        </draw:frame>
        <draw:frame presentation:style-name="pr12" draw:text-style-name="P8" draw:layer="layout" svg:width="23.817cm" svg:height="13.344cm" svg:x="1.27cm" svg:y="3.853cm" presentation:class="outline" presentation:user-transformed="true">
          <draw:text-box>
            <text:list text:style-name="L4">
              <text:list-item>
                <text:p text:style-name="P15"><text:span text:style-name="T3">Select element at root</text:span></text:p>
              </text:list-item>
              <text:list-item>
                <text:p text:style-name="P15"><text:span text:style-name="T3">Replace root element by rightmost element at lowest level</text:span></text:p>
              </text:list-item>
              <text:list-item>
                <text:p text:style-name="P15"><text:span text:style-name="T3">Bubbledown root by repeatedly exchanging it with the larger of its children, as long as it it smaller than either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3">Restores POT property</text:span></text:p>
                  </text:list-item>
                  <text:list-item>
                    <text:p text:style-name="P16"><text:span text:style-name="T3">Preserves balance</text:span></text:p>
                  </text:list-item>
                  <text:list-item>
                    <text:p text:style-name="P16"><text:span text:style-name="T3">O(log n) because O(1) at each step along a path of length at most log</text:span><text:span text:style-name="T9">2</text:span><text:span text:style-name="T3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eap Data Structure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4.681cm" svg:height="1.985cm" svg:x="0.718cm" svg:y="0.278cm" presentation:class="title" presentation:user-transformed="true">
          <draw:text-box>
            <text:p text:style-name="P1">Heap Data Structure</text:p>
          </draw:text-box>
        </draw:frame>
        <draw:frame presentation:style-name="pr14" draw:text-style-name="P8" draw:layer="layout" svg:width="23.817cm" svg:height="6.775cm" svg:x="1.27cm" svg:y="2.328cm" presentation:class="outline" presentation:user-transformed="true">
          <draw:text-box>
            <text:p text:style-name="P4">Represent a balance POT by an array <text:span text:style-name="T7">A</text:span></text:p>
            <text:p text:style-name="P4">n nodes represented by A[1] through A[n]</text:p>
            <text:p text:style-name="P4">A[0] not used</text:p>
            <text:p text:style-name="P4">Array holds elements level-by-level</text:p>
          </draw:text-box>
        </draw:frame>
        <draw:g>
          <draw:custom-shape draw:style-name="gr2" draw:text-style-name="P11" draw:layer="layout" svg:width="1.069cm" svg:height="1.515cm" svg:x="12.068cm" svg:y="9.10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6.353cm" svg:y="11.43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36cm" svg:y="11.43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3.758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8.681cm" svg:y="13.75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3.758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9cm" svg:y="13.758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.061cm" svg:y="16.29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2.7cm" svg:y1="10.372cm" svg:x2="7.832cm" svg:y2="11.853cm">
            <text:p/>
          </draw:line>
          <draw:line draw:style-name="gr3" draw:text-style-name="P12" draw:layer="layout" svg:x1="12.7cm" svg:y1="10.372cm" svg:x2="17.357cm" svg:y2="11.853cm">
            <text:p/>
          </draw:line>
          <draw:line draw:style-name="gr3" draw:text-style-name="P12" draw:layer="layout" svg:x1="6.773cm" svg:y1="12.912cm" svg:x2="4.233cm" svg:y2="14.182cm">
            <text:p/>
          </draw:line>
          <draw:line draw:style-name="gr3" draw:text-style-name="P12" draw:layer="layout" svg:x1="3.387cm" svg:y1="15.028cm" svg:x2="1.693cm" svg:y2="16.722cm">
            <text:p/>
          </draw:line>
          <draw:line draw:style-name="gr3" draw:text-style-name="P12" draw:layer="layout" svg:x1="8.677cm" svg:y1="13.97cm" svg:x2="6.772cm" svg:y2="12.912cm">
            <text:p/>
          </draw:line>
          <draw:line draw:style-name="gr3" draw:text-style-name="P12" draw:layer="layout" svg:x1="17.991cm" svg:y1="12.912cm" svg:x2="16.086cm" svg:y2="14.182cm">
            <text:p/>
          </draw:line>
          <draw:line draw:style-name="gr3" draw:text-style-name="P12" draw:layer="layout" svg:x1="17.992cm" svg:y1="12.912cm" svg:x2="20.32cm" svg:y2="13.97cm">
            <text:p/>
          </draw:line>
        </draw:g>
        <draw:g>
          <draw:custom-shape draw:style-name="gr4" draw:text-style-name="P11" draw:layer="layout" svg:width="1.859cm" svg:height="1.623cm" svg:x="22.058cm" svg:y="16.298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5cm" svg:height="1.623cm" svg:x="20.203cm" svg:y="16.298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8.344cm" svg:y="16.298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6.484cm" svg:y="16.298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4cm" svg:height="1.623cm" svg:x="14.63cm" svg:y="16.298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2.771cm" svg:y="16.298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0.911cm" svg:y="16.298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5cm" svg:height="1.623cm" svg:x="9.056cm" svg:y="16.298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7.197cm" svg:y="16.298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7.197cm" svg:y1="16.298cm" svg:x2="23.918cm" svg:y2="16.298cm">
            <text:p/>
          </draw:line>
          <draw:line draw:style-name="gr5" draw:text-style-name="P12" draw:layer="layout" svg:x1="7.197cm" svg:y1="17.921cm" svg:x2="23.918cm" svg:y2="17.921cm">
            <text:p/>
          </draw:line>
          <draw:line draw:style-name="gr5" draw:text-style-name="P12" draw:layer="layout" svg:x1="7.197cm" svg:y1="16.298cm" svg:x2="7.197cm" svg:y2="17.921cm">
            <text:p/>
          </draw:line>
          <draw:line draw:style-name="gr3" draw:text-style-name="P12" draw:layer="layout" svg:x1="9.056cm" svg:y1="16.298cm" svg:x2="9.056cm" svg:y2="17.921cm">
            <text:p/>
          </draw:line>
          <draw:line draw:style-name="gr3" draw:text-style-name="P12" draw:layer="layout" svg:x1="10.911cm" svg:y1="16.298cm" svg:x2="10.911cm" svg:y2="17.921cm">
            <text:p/>
          </draw:line>
          <draw:line draw:style-name="gr3" draw:text-style-name="P12" draw:layer="layout" svg:x1="12.771cm" svg:y1="16.298cm" svg:x2="12.771cm" svg:y2="17.921cm">
            <text:p/>
          </draw:line>
          <draw:line draw:style-name="gr3" draw:text-style-name="P12" draw:layer="layout" svg:x1="14.63cm" svg:y1="16.298cm" svg:x2="14.63cm" svg:y2="17.921cm">
            <text:p/>
          </draw:line>
          <draw:line draw:style-name="gr3" draw:text-style-name="P12" draw:layer="layout" svg:x1="16.484cm" svg:y1="16.298cm" svg:x2="16.484cm" svg:y2="17.921cm">
            <text:p/>
          </draw:line>
          <draw:line draw:style-name="gr3" draw:text-style-name="P12" draw:layer="layout" svg:x1="18.344cm" svg:y1="16.298cm" svg:x2="18.344cm" svg:y2="17.921cm">
            <text:p/>
          </draw:line>
          <draw:line draw:style-name="gr3" draw:text-style-name="P12" draw:layer="layout" svg:x1="20.203cm" svg:y1="16.298cm" svg:x2="20.203cm" svg:y2="17.921cm">
            <text:p/>
          </draw:line>
          <draw:line draw:style-name="gr3" draw:text-style-name="P12" draw:layer="layout" svg:x1="22.058cm" svg:y1="16.298cm" svg:x2="22.058cm" svg:y2="17.921cm">
            <text:p/>
          </draw:line>
          <draw:line draw:style-name="gr5" draw:text-style-name="P12" draw:layer="layout" svg:x1="23.918cm" svg:y1="16.298cm" svg:x2="23.918cm" svg:y2="17.921cm">
            <text:p/>
          </draw:line>
        </draw:g>
        <draw:custom-shape draw:style-name="gr2" draw:text-style-name="P19" draw:layer="layout" svg:width="8.198cm" svg:height="2.149cm" svg:x="1.93cm" svg:y="9.121cm">
          <text:p text:style-name="P1"><text:span text:style-name="T12">A node represented by</text:span></text:p>
          <text:p text:style-name="P1"><text:span text:style-name="T12">A[k] has parent A[k/2]</text:span></text:p>
          <draw:enhanced-geometry svg:viewBox="0 0 21600 21600" draw:type="mso-spt202" draw:enhanced-path="M 0 0 L 21600 0 21600 21600 0 21600 0 0 Z N"/>
        </draw:custom-shape>
        <draw:custom-shape draw:style-name="gr6" draw:text-style-name="P19" draw:layer="layout" svg:width="8.931cm" svg:height="3.309cm" svg:x="15.888cm" svg:y="9.103cm">
          <text:p text:style-name="P1"><text:span text:style-name="T12">Children of <text:s/>A[k] are:</text:span></text:p>
          <text:p text:style-name="P20"><text:span text:style-name="T12"><text:tab/></text:span><text:span text:style-name="T12"><text:tab/></text:span><text:span text:style-name="T12">A[2*k]</text:span></text:p>
          <text:p text:style-name="P20"><text:span text:style-name="T12"><text:tab/></text:span><text:span text:style-name="T12"><text:tab/></text:span><text:span text:style-name="T12">A[2*k+1]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ubbleup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ubbleup on Heap</text:span>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p text:style-name="P21">At position k:</text:p>
            <text:list text:style-name="L4">
              <text:list-item>
                <text:p text:style-name="P13">If k == 1, then done</text:p>
              </text:list-item>
              <text:list-item>
                <text:p text:style-name="P13">Otherwise, compare A[k] with A[k/2].</text:p>
              </text:list-item>
            </text:list>
            <text:list text:style-name="L5">
              <text:list-item>
                <text:list>
                  <text:list-item>
                    <text:p text:style-name="P14">If A[k] is smaller, then done</text:p>
                  </text:list-item>
                  <text:list-item>
                    <text:p text:style-name="P14">Otherwise swap and repeat at k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ubbledown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ubbledown on Heap</text:span>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p text:style-name="P21"><text:span text:style-name="T3">At positition k</text:span></text:p>
            <text:list text:style-name="L4">
              <text:list-item>
                <text:p text:style-name="P13"><text:span text:style-name="T3">If 2k &gt; n, then done</text:span></text:p>
              </text:list-item>
              <text:list-item>
                <text:p text:style-name="P13"><text:span text:style-name="T3">Otherwise, see if A[k] is smaller than A[2k] or A[2k + 1] (if 2k+1 &lt;= n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If not, done</text:span></text:p>
                  </text:list-item>
                  <text:list-item>
                    <text:p text:style-name="P14"><text:span text:style-name="T3">If so, swap with larger and repe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sert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Insert on heap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list text:style-name="L4">
              <text:list-item>
                <text:p text:style-name="P13"><text:span text:style-name="T3">Put new element in A[n+1] </text:span></text:p>
              </text:list-item>
              <text:list-item>
                <text:p text:style-name="P13"><text:span text:style-name="T3">Add 1 to n</text:span></text:p>
              </text:list-item>
              <text:list-item>
                <text:p text:style-name="P13"><text:span text:style-name="T3">Bubbleup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sert on heap – O(log n)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Insert on heap – O(log n)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list text:style-name="L6">
              <text:list-item>
                <text:p text:style-name="P13"><text:span text:style-name="T3">Put new element in A[n+1] <text:s/></text:span><text:span text:style-name="T13">O(1)</text:span></text:p>
              </text:list-item>
              <text:list-item>
                <text:p text:style-name="P13"><text:span text:style-name="T3">Add 1 to n <text:s/></text:span><text:span text:style-name="T13">O(1)</text:span><text:span text:style-name="T3"> </text:span></text:p>
              </text:list-item>
              <text:list-item>
                <text:p text:style-name="P13"><text:span text:style-name="T3">Bubbleup </text:span><text:span text:style-name="T13">O(log 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letemax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Deletemax on heap</text:span>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list text:style-name="L4">
              <text:list-item>
                <text:p text:style-name="P13"><text:span text:style-name="T3">Take A[1]</text:span></text:p>
              </text:list-item>
              <text:list-item>
                <text:p text:style-name="P13"><text:span text:style-name="T3">Replace it by A[n]</text:span></text:p>
              </text:list-item>
              <text:list-item>
                <text:p text:style-name="P13"><text:span text:style-name="T3">Subtract 1 from n</text:span></text:p>
              </text:list-item>
              <text:list-item>
                <text:p text:style-name="P13"><text:span text:style-name="T3">Bubbledow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letemax on heap – O(log n)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Deletemax on heap – O(log n)</text:span></text:p>
          </draw:text-box>
        </draw:frame>
        <draw:frame presentation:style-name="pr6" draw:text-style-name="P8" draw:layer="layout" svg:width="23.182cm" svg:height="11.488cm" svg:x="1.905cm" svg:y="5.877cm" presentation:class="outline" presentation:user-transformed="true">
          <draw:text-box>
            <text:list text:style-name="L6">
              <text:list-item>
                <text:p text:style-name="P13"><text:span text:style-name="T3">Take A[1] </text:span><text:span text:style-name="T13">O(1)</text:span></text:p>
              </text:list-item>
              <text:list-item>
                <text:p text:style-name="P13"><text:span text:style-name="T3">Replace it by A[n] </text:span><text:span text:style-name="T13">O(1)</text:span></text:p>
              </text:list-item>
              <text:list-item>
                <text:p text:style-name="P13"><text:span text:style-name="T3">Subtract 1 from n </text:span><text:span text:style-name="T13">O(1)</text:span></text:p>
              </text:list-item>
              <text:list-item>
                <text:p text:style-name="P13"><text:span text:style-name="T3">Bubbledown </text:span><text:span text:style-name="T13">O(log 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eapsort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Heap Sort</text:span></text:p>
          </draw:text-box>
        </draw:frame>
        <draw:frame presentation:style-name="pr6" draw:text-style-name="P8" draw:layer="layout" svg:width="23.182cm" svg:height="11.488cm" svg:x="1.905cm" svg:y="5.877cm" presentation:class="outline" presentation:user-transformed="true">
          <draw:text-box>
            <text:list text:style-name="L4">
              <text:list-item>
                <text:p text:style-name="P13"><text:span text:style-name="T3">Heapify array A by bubbling down A[k] for:</text:span></text:p>
              </text:list-item>
            </text:list>
            <text:p text:style-name="P22"><text:span text:style-name="T5">k = n/2,n/2-1,n/2-2,…,1 in order</text:span></text:p>
            <text:p text:style-name="P22"><text:span text:style-name="T5">How long does this take? </text:span></text:p>
            <text:p text:style-name="P21"><text:span text:style-name="T3">Might seems like O(n log n) but really O(n)</text:span></text:p>
            <text:list text:continue-numbering="true" text:style-name="L4">
              <text:list-item>
                <text:p text:style-name="P13"><text:span text:style-name="T3">Repeatedly deletemax until all are selected</text:span></text:p>
              </text:list-item>
            </text:list>
            <text:p text:style-name="P22"><text:span text:style-name="T5">Priority is reverse of sorted order</text:span></text:p>
            <text:p text:style-name="P22"><text:span text:style-name="T5">n deletemaxes @ O(log n) each == O(n log n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ig-Oh of Heapify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Bubble down n/2,n/2-1,n/2-2,…,1 in order</text:p>
          </draw:text-box>
        </draw:frame>
        <draw:g xml:id="id2" draw:id="id2"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8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8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 xml:id="id3" draw:id="id3">
          <draw:custom-shape draw:style-name="gr4" draw:text-style-name="P11" draw:layer="layout" svg:width="1.442cm" svg:height="1.438cm" svg:x="22.687cm" svg:y="16.933cm">
            <text:p text:style-name="P17"><text:span text:style-name="T10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0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0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4.712cm" svg:height="1.531cm" svg:x="0.375cm" svg:y="5.878cm" presentation:class="outline" presentation:user-transformed="true">
          <draw:text-box>
            <text:p text:style-name="P23">Bubble down n/2,n/2-1,n/2-2,…,1 in order</text:p>
          </draw:text-box>
        </draw:frame>
        <draw:g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8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14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0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0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Bubble down n/2,n/2-1,n/2-2,…,1 in order</text:p>
          </draw:text-box>
        </draw:frame>
        <draw:g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16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16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16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16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14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7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7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0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Bubble down n/2,n/2-1,n/2-2,…,1 in order</text:p>
          </draw:text-box>
        </draw:frame>
        <draw:g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1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1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16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16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16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16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14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7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7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9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9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Number of swaps bound at each level</text:p>
          </draw:text-box>
        </draw:frame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7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7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9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9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draw:g xml:id="id4" draw:id="id4">
          <draw:custom-shape draw:style-name="gr2" draw:text-style-name="P11" draw:layer="layout" svg:width="3.817cm" svg:height="1.205cm" svg:x="16.685cm" svg:y="11.545cm">
            <text:p text:style-name="P1"><text:span text:style-name="T20">No swaps</text:span></text:p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18.627cm" svg:y1="12.912cm" svg:x2="18.203cm" svg:y2="16.722cm">
            <text:p/>
          </draw:line>
        </draw:g>
        <draw:g xml:id="id5" draw:id="id5">
          <draw:custom-shape draw:style-name="gr2" draw:text-style-name="P11" draw:layer="layout" svg:width="4.646cm" svg:height="1.205cm" svg:x="8.256cm" svg:y="11.853cm">
            <text:p text:style-name="P1"><text:span text:style-name="T21">At most one</text:span></text:p>
            <draw:enhanced-geometry svg:viewBox="0 0 21600 21600" draw:type="mso-spt202" draw:enhanced-path="M 0 0 L 21600 0 21600 21600 0 21600 0 0 Z N"/>
          </draw:custom-shape>
          <draw:line draw:style-name="gr8" draw:text-style-name="P12" draw:layer="layout" svg:x1="10.583cm" svg:y1="13.335cm" svg:x2="9.525cm" svg:y2="16.933cm">
            <text:p/>
          </draw:line>
        </draw:g>
        <draw:g xml:id="id6" draw:id="id6">
          <draw:custom-shape draw:style-name="gr2" draw:text-style-name="P11" draw:layer="layout" svg:width="4.693cm" svg:height="1.205cm" svg:x="2.074cm" svg:y="11.333cm">
            <text:p text:style-name="P1"><text:span text:style-name="T22">At most two</text:span></text:p>
            <draw:enhanced-geometry svg:viewBox="0 0 21600 21600" draw:type="mso-spt202" draw:enhanced-path="M 0 0 L 21600 0 21600 21600 0 21600 0 0 Z N"/>
          </draw:custom-shape>
          <draw:line draw:style-name="gr9" draw:text-style-name="P12" draw:layer="layout" svg:x1="4.445cm" svg:y1="12.7cm" svg:x2="5.503cm" svg:y2="16.933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 smil:additive="base"/>
                  <anim:animate smil:dur="0.5s" smil:fill="hold" smil:targetElement="id5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1.985cm" svg:x="0.374cm" svg:y="0.701cm" presentation:class="title" presentation:user-transformed="true">
          <draw:text-box>
            <text:p text:style-name="P1"><text:span text:style-name="T3">Big-Oh of Heapify</text:span></text:p>
          </draw:text-box>
        </draw:frame>
        <draw:g>
          <draw:custom-shape draw:style-name="gr4" draw:text-style-name="P11" draw:layer="layout" svg:width="11.853cm" svg:height="2.046cm" svg:x="12.912cm" svg:y="3.881cm">
            <text:p text:style-name="P17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5.927cm" svg:height="2.046cm" svg:x="6.985cm" svg:y="3.881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2.963cm" svg:height="2.046cm" svg:x="4.022cm" svg:y="3.881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2.54cm" svg:y="3.881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1.058cm" svg:y="3.881cm">
            <text:p text:style-name="P17"><text:span text:style-name="T10">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3.881cm" svg:x2="24.765cm" svg:y2="3.881cm">
            <text:p/>
          </draw:line>
          <draw:line draw:style-name="gr5" draw:text-style-name="P12" draw:layer="layout" svg:x1="1.058cm" svg:y1="5.927cm" svg:x2="24.765cm" svg:y2="5.927cm">
            <text:p/>
          </draw:line>
          <draw:line draw:style-name="gr5" draw:text-style-name="P12" draw:layer="layout" svg:x1="1.058cm" svg:y1="3.881cm" svg:x2="1.058cm" svg:y2="5.927cm">
            <text:p/>
          </draw:line>
          <draw:line draw:style-name="gr3" draw:text-style-name="P12" draw:layer="layout" svg:x1="2.54cm" svg:y1="3.881cm" svg:x2="2.54cm" svg:y2="5.927cm">
            <text:p/>
          </draw:line>
          <draw:line draw:style-name="gr3" draw:text-style-name="P12" draw:layer="layout" svg:x1="4.022cm" svg:y1="3.881cm" svg:x2="4.022cm" svg:y2="5.927cm">
            <text:p/>
          </draw:line>
          <draw:line draw:style-name="gr3" draw:text-style-name="P12" draw:layer="layout" svg:x1="6.985cm" svg:y1="3.881cm" svg:x2="6.985cm" svg:y2="5.927cm">
            <text:p/>
          </draw:line>
          <draw:line draw:style-name="gr3" draw:text-style-name="P12" draw:layer="layout" svg:x1="12.912cm" svg:y1="3.881cm" svg:x2="12.912cm" svg:y2="5.927cm">
            <text:p/>
          </draw:line>
          <draw:line draw:style-name="gr5" draw:text-style-name="P12" draw:layer="layout" svg:x1="24.765cm" svg:y1="3.881cm" svg:x2="24.765cm" svg:y2="5.927cm">
            <text:p/>
          </draw:line>
        </draw:g>
        <draw:custom-shape draw:style-name="gr10" draw:text-style-name="P19" draw:layer="layout" svg:width="1.586cm" svg:height="1.434cm" svg:x="18.206cm" svg:y="6.35cm">
          <text:p text:style-name="P1"><text:span text:style-name="T12">n/2</text:span></text:p>
          <draw:enhanced-geometry svg:viewBox="0 0 21600 21600" draw:type="mso-spt202" draw:enhanced-path="M 0 0 L 21600 0 21600 21600 0 21600 0 0 Z N"/>
        </draw:custom-shape>
        <draw:custom-shape draw:style-name="gr10" draw:text-style-name="P19" draw:layer="layout" svg:width="1.586cm" svg:height="1.434cm" svg:x="9.105cm" svg:y="6.138cm">
          <text:p text:style-name="P1"><text:span text:style-name="T12">n/4</text:span></text:p>
          <draw:enhanced-geometry svg:viewBox="0 0 21600 21600" draw:type="mso-spt202" draw:enhanced-path="M 0 0 L 21600 0 21600 21600 0 21600 0 0 Z N"/>
        </draw:custom-shape>
        <draw:custom-shape draw:style-name="gr10" draw:text-style-name="P19" draw:layer="layout" svg:width="1.586cm" svg:height="1.434cm" svg:x="4.66cm" svg:y="6.138cm">
          <text:p text:style-name="P1"><text:span text:style-name="T12">n/8</text:span></text:p>
          <draw:enhanced-geometry svg:viewBox="0 0 21600 21600" draw:type="mso-spt202" draw:enhanced-path="M 0 0 L 21600 0 21600 21600 0 21600 0 0 Z N"/>
        </draw:custom-shape>
        <draw:custom-shape draw:style-name="gr11" draw:text-style-name="P19" draw:layer="layout" svg:width="2.009cm" svg:height="1.434cm" svg:x="2.12cm" svg:y="6.138cm">
          <text:p text:style-name="P1"><text:span text:style-name="T12">n/1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9" draw:layer="layout" svg:width="1.349cm" svg:height="1.434cm" svg:x="0.428cm" svg:y="6.138cm">
          <text:p text:style-name="P1"><text:span text:style-name="T12">…</text:span></text:p>
          <draw:enhanced-geometry svg:viewBox="0 0 21600 21600" draw:type="mso-spt202" draw:enhanced-path="M 0 0 L 21600 0 21600 21600 0 21600 0 0 Z N"/>
        </draw:custom-shape>
        <draw:frame draw:style-name="gr13" xml:id="id7" draw:id="id7" draw:layer="layout" svg:width="5.644cm" svg:height="4.489cm" svg:x="3.246cm" svg:y="8.25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xml:id="id8" draw:id="id8" draw:layer="layout" svg:width="6.544cm" svg:height="4.484cm" svg:x="9.543cm" svg:y="7.8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1.985cm" svg:x="0.374cm" svg:y="0.701cm" presentation:class="title" presentation:user-transformed="true">
          <draw:text-box>
            <text:p text:style-name="P1"><text:span text:style-name="T3">Big-Oh of Heapify</text:span></text:p>
          </draw:text-box>
        </draw:frame>
        <draw:g>
          <draw:custom-shape draw:style-name="gr4" draw:text-style-name="P11" draw:layer="layout" svg:width="11.853cm" svg:height="2.046cm" svg:x="12.912cm" svg:y="3.881cm">
            <text:p text:style-name="P17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5.927cm" svg:height="2.046cm" svg:x="6.985cm" svg:y="3.881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2.963cm" svg:height="2.046cm" svg:x="4.022cm" svg:y="3.881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2.54cm" svg:y="3.881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1.058cm" svg:y="3.881cm">
            <text:p text:style-name="P17"><text:span text:style-name="T10">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3.881cm" svg:x2="24.765cm" svg:y2="3.881cm">
            <text:p/>
          </draw:line>
          <draw:line draw:style-name="gr5" draw:text-style-name="P12" draw:layer="layout" svg:x1="1.058cm" svg:y1="5.927cm" svg:x2="24.765cm" svg:y2="5.927cm">
            <text:p/>
          </draw:line>
          <draw:line draw:style-name="gr5" draw:text-style-name="P12" draw:layer="layout" svg:x1="1.058cm" svg:y1="3.881cm" svg:x2="1.058cm" svg:y2="5.927cm">
            <text:p/>
          </draw:line>
          <draw:line draw:style-name="gr3" draw:text-style-name="P12" draw:layer="layout" svg:x1="2.54cm" svg:y1="3.881cm" svg:x2="2.54cm" svg:y2="5.927cm">
            <text:p/>
          </draw:line>
          <draw:line draw:style-name="gr3" draw:text-style-name="P12" draw:layer="layout" svg:x1="4.022cm" svg:y1="3.881cm" svg:x2="4.022cm" svg:y2="5.927cm">
            <text:p/>
          </draw:line>
          <draw:line draw:style-name="gr3" draw:text-style-name="P12" draw:layer="layout" svg:x1="6.985cm" svg:y1="3.881cm" svg:x2="6.985cm" svg:y2="5.927cm">
            <text:p/>
          </draw:line>
          <draw:line draw:style-name="gr3" draw:text-style-name="P12" draw:layer="layout" svg:x1="12.912cm" svg:y1="3.881cm" svg:x2="12.912cm" svg:y2="5.927cm">
            <text:p/>
          </draw:line>
          <draw:line draw:style-name="gr5" draw:text-style-name="P12" draw:layer="layout" svg:x1="24.765cm" svg:y1="3.881cm" svg:x2="24.765cm" svg:y2="5.927cm">
            <text:p/>
          </draw:line>
        </draw:g>
        <draw:custom-shape draw:style-name="gr2" draw:text-style-name="P19" draw:layer="layout" svg:width="1.586cm" svg:height="1.205cm" svg:x="18.206cm" svg:y="6.35cm">
          <text:p text:style-name="P1"><text:span text:style-name="T12">n/2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1.586cm" svg:height="1.205cm" svg:x="9.105cm" svg:y="6.138cm">
          <text:p text:style-name="P1"><text:span text:style-name="T12">n/4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1.586cm" svg:height="1.205cm" svg:x="4.66cm" svg:y="6.138cm">
          <text:p text:style-name="P1"><text:span text:style-name="T12">n/8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009cm" svg:height="1.205cm" svg:x="2.12cm" svg:y="6.138cm">
          <text:p text:style-name="P1"><text:span text:style-name="T12">n/16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1.349cm" svg:height="1.205cm" svg:x="0.428cm" svg:y="6.138cm">
          <text:p text:style-name="P1"><text:span text:style-name="T12">…</text:span></text:p>
          <draw:enhanced-geometry svg:viewBox="0 0 21600 21600" draw:type="mso-spt202" draw:enhanced-path="M 0 0 L 21600 0 21600 21600 0 21600 0 0 Z N"/>
        </draw:custom-shape>
        <draw:frame draw:style-name="gr13" xml:id="id9" draw:id="id9" draw:layer="layout" svg:width="5.644cm" svg:height="4.489cm" svg:x="1.905cm" svg:y="7.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xml:id="id11" draw:id="id11" draw:layer="layout" svg:width="5.496cm" svg:height="4.355cm" svg:x="17.207cm" svg:y="7.7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4" xml:id="id12" draw:id="id12" draw:layer="layout" svg:width="16.627cm" svg:height="1.827cm" svg:x="5.231cm" svg:y="14.182cm">
          <text:p text:style-name="P1"><text:span text:style-name="T23">(n/2)(1/2+2/4+3/8+4/16…..)</text:span></text:p>
          <draw:enhanced-geometry svg:viewBox="0 0 21600 21600" draw:type="mso-spt202" draw:enhanced-path="M 0 0 L 21600 0 21600 21600 0 21600 0 0 Z N"/>
        </draw:custom-shape>
        <draw:frame draw:style-name="gr13" xml:id="id10" draw:id="id10" draw:layer="layout" svg:width="6.544cm" svg:height="4.484cm" svg:x="7.426cm" svg:y="7.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25" draw:layer="layout" svg:width="2.54cm" svg:height="2.601cm" svg:x="14.76cm" svg:y="8.734cm">
          <draw:text-box>
            <text:p text:style-name="P1"><text:span text:style-name="T24">&l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zoom" presentation:preset-sub-type="out-from-screen-center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(6*min(max(width*height,.3),1)-7.4)/-.7*width;width" smil:keyTimes="0;1"/>
                  <anim:animate smil:dur="0.5s" smil:fill="hold" smil:targetElement="id12" smil:attributeName="height" smil:values="(6*min(max(width*height,.3),1)-7.4)/-.7*height;height" smil:keyTimes="0;1"/>
                  <anim:animate smil:dur="0.5s" smil:fill="hold" smil:targetElement="id12" smil:attributeName="x" smil:values="0.5;x" smil:keyTimes="0;1"/>
                  <anim:animate smil:dur="0.5s" smil:fill="hold" smil:targetElement="id12" smil:attributeName="y" smil:values="1+(6*min(max(width*height,.3),1)-7.4)/-.7*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1.985cm" svg:x="0.374cm" svg:y="0.701cm" presentation:class="title" presentation:user-transformed="true">
          <draw:text-box>
            <text:p text:style-name="P1"><text:span text:style-name="T3">Big-Oh of Heapify</text:span></text:p>
          </draw:text-box>
        </draw:frame>
        <draw:custom-shape draw:style-name="gr2" draw:text-style-name="P19" xml:id="id13" draw:id="id13" draw:layer="layout" svg:width="12.94cm" svg:height="1.827cm" svg:x="0.612cm" svg:y="3.598cm">
          <text:p text:style-name="P1"><text:span text:style-name="T25">1/2+2/4+3/8+4/16…..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4" draw:id="id14" draw:layer="layout" svg:width="20.466cm" svg:height="1.827cm" svg:x="0.628cm" svg:y="5.715cm">
          <text:p text:style-name="P1"><text:span text:style-name="T25">1/2+(1/4+1/4)+(1/8+1/8+1/8) +…..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5" draw:id="id15" draw:layer="layout" svg:width="23.172cm" svg:height="1.827cm" svg:x="0.865cm" svg:y="9.102cm">
          <text:p text:style-name="P1"><text:span text:style-name="T25">1/2+ <text:s text:c="4"/>1/4 <text:s text:c="5"/>+ <text:s text:c="9"/>1/8 <text:s text:c="8"/>+ <text:s/>… = 1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6" draw:id="id16" draw:layer="layout" svg:width="24.128cm" svg:height="1.827cm" svg:x="1.035cm" svg:y="11.218cm">
          <text:p text:style-name="P1"><text:span text:style-name="T25"><text:s text:c="12"/></text:span><text:span text:style-name="T25">1/4 <text:s text:c="5"/>+ <text:s text:c="9"/>1/8 <text:s text:c="8"/>+….. = 1/2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7" draw:id="id17" draw:layer="layout" svg:width="23.984cm" svg:height="1.827cm" svg:x="1.171cm" svg:y="13.123cm">
          <text:p text:style-name="P1"><text:span text:style-name="T25"><text:s text:c="35"/></text:span><text:span text:style-name="T25">1/8 <text:s text:c="8"/>+….. = 1/4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8" draw:id="id18" draw:layer="layout" svg:width="17.821cm" svg:height="1.827cm" svg:x="7.017cm" svg:y="14.817cm">
          <text:p text:style-name="P1"><text:span text:style-name="T25"><text:s text:c="35"/>…</text:span><text:span text:style-name="T25">.. = …</text:span></text:p>
          <draw:enhanced-geometry svg:viewBox="0 0 21600 21600" draw:type="mso-spt202" draw:enhanced-path="M 0 0 L 21600 0 21600 21600 0 21600 0 0 Z N"/>
        </draw:custom-shape>
        <draw:g xml:id="id20" draw:id="id20">
          <draw:custom-shape draw:style-name="gr15" draw:text-style-name="P11" draw:layer="layout" svg:width="2.752cm" svg:height="10.795cm" svg:x="22.629cm" svg:y="7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1.336cm" svg:height="2.103cm" svg:x="22.801cm" svg:y="3.986cm">
            <text:p text:style-name="P26"><text:span text:style-name="T26"></text:span></text:p>
            <draw:enhanced-geometry svg:viewBox="0 0 21600 21600" draw:type="mso-spt202" draw:enhanced-path="M 0 0 L 21600 0 21600 21600 0 21600 0 0 Z N"/>
          </draw:custom-shape>
          <draw:line draw:style-name="gr16" draw:text-style-name="P12" draw:layer="layout" svg:x1="23.264cm" svg:y1="6.138cm" svg:x2="23.688cm" svg:y2="7.832cm">
            <text:p/>
          </draw:line>
        </draw:g>
        <draw:custom-shape draw:style-name="gr2" draw:text-style-name="P19" xml:id="id19" draw:id="id19" draw:layer="layout" svg:width="12.034cm" svg:height="1.827cm" svg:x="0.626cm" svg:y="15.663cm">
          <text:p text:style-name="P1"><text:span text:style-name="T25">So, O(2*n/2) = O(n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animations="disabled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627562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27562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27562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27562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2756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7562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a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a1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a1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a1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a1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Largest Contiguous Sum</dc:title>
    <meta:initial-creator>Thaddeus F. Pawlicki</meta:initial-creator>
    <meta:creation-date>2002-01-21T14:15:42</meta:creation-date>
    <dc:date>2015-03-23T16:33:51.740314203</dc:date>
    <meta:editing-cycles>197</meta:editing-cycles>
    <meta:editing-duration>PT8H6M3S</meta:editing-duration>
    <dc:creator>Ted </dc:creator>
    <meta:document-statistic meta:object-count="5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underover>
              <math:mo math:stretchy="false">∑</math:mo>
              <math:mstyle math:fontsize="8pt">
                <math:mrow>
                  <math:mrow>
                    <math:mi>i</math:mi>
                    <math:mo math:stretchy="false">=</math:mo>
                    <math:mn>1</math:mn>
                  </math:mrow>
                </math:mrow>
              </math:mstyle>
              <math:mstyle math:fontsize="8pt">
                <math:mrow>
                  <math:mrow>
                    <math:msub>
                      <math:mtext>log</math:mtext>
                      <math:mstyle math:fontsize="6pt">
                        <math:mrow>
                          <math:mn>2</math:mn>
                        </math:mrow>
                      </math:mstyle>
                    </math:msub>
                    <math:mi>n</math:mi>
                  </math:mrow>
                </math:mrow>
              </math:mstyle>
            </math:munderover>
            <math:mrow>
              <math:mi>i</math:mi>
              <math:mfrac>
                <math:mi>n</math:mi>
                <math:msup>
                  <math:mn>2</math:mn>
                  <math:mstyle math:fontsize="8pt">
                    <math:mrow>
                      <math:mrow>
                        <math:mi>i</math:mi>
                        <math:mo math:stretchy="false">+</math:mo>
                        <math:mn>1</math:mn>
                      </math:mrow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Sum cSub { size 8{i=1} }  cSup { size 8{"log" rSub { size 6{2} } n} }  {i {  {n}  over  {2 rSup { size 8{i+1} } } } 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i>n</math:mi>
              <math:mn>2</math:mn>
            </math:mfrac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o math:stretchy="false">∞</math:mo>
                  </math:mrow>
                </math:mstyle>
              </math:munderover>
              <math:mfrac>
                <math:mi>i</math:mi>
                <math:msup>
                  <math:mn>2</math:mn>
                  <math:mstyle math:fontsize="8pt">
                    <math:mrow>
                      <math:mi>i</math:mi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{  {n}  over  {2} }  Sum cSub { size 8{i=1} }  cSup { size 8{ infinity } }  { {  {i}  over  {2 rSup { size 8{i} } } } 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row/>
              <math:mo math:stretchy="false">=</math:mo>
              <math:mfrac>
                <math:mi>n</math:mi>
                <math:mn>2</math:mn>
              </math:mfrac>
            </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row>
                      <math:msub>
                        <math:mtext>log</math:mtext>
                        <math:mstyle math:fontsize="6pt">
                          <math:mrow>
                            <math:mn>2</math:mn>
                          </math:mrow>
                        </math:mstyle>
                      </math:msub>
                      <math:mi>n</math:mi>
                    </math:mrow>
                  </math:mrow>
                </math:mstyle>
              </math:munderover>
              <math:mfrac>
                <math:mi>i</math:mi>
                <math:msup>
                  <math:mn>2</math:mn>
                  <math:mstyle math:fontsize="8pt">
                    <math:mrow>
                      <math:mi>i</math:mi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{}= {  {n}  over  {2} }  Sum cSub { size 8{i=1} }  cSup { size 8{"log" rSub { size 6{2} } n} }  { {  {i}  over  {2 rSup { size 8{i} } } } }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underover>
              <math:mo math:stretchy="false">∑</math:mo>
              <math:mstyle math:fontsize="8pt">
                <math:mrow>
                  <math:mrow>
                    <math:mi>i</math:mi>
                    <math:mo math:stretchy="false">=</math:mo>
                    <math:mn>1</math:mn>
                  </math:mrow>
                </math:mrow>
              </math:mstyle>
              <math:mstyle math:fontsize="8pt">
                <math:mrow>
                  <math:mrow>
                    <math:msub>
                      <math:mtext>log</math:mtext>
                      <math:mstyle math:fontsize="6pt">
                        <math:mrow>
                          <math:mn>2</math:mn>
                        </math:mrow>
                      </math:mstyle>
                    </math:msub>
                    <math:mi>n</math:mi>
                  </math:mrow>
                </math:mrow>
              </math:mstyle>
            </math:munderover>
            <math:mrow>
              <math:mi>i</math:mi>
              <math:mfrac>
                <math:mi>n</math:mi>
                <math:msup>
                  <math:mn>2</math:mn>
                  <math:mstyle math:fontsize="8pt">
                    <math:mrow>
                      <math:mrow>
                        <math:mi>i</math:mi>
                        <math:mo math:stretchy="false">+</math:mo>
                        <math:mn>1</math:mn>
                      </math:mrow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Sum cSub { size 8{i=1} }  cSup { size 8{"log" rSub { size 6{2} } n} }  {i {  {n}  over  {2 rSup { size 8{i+1} } } } } 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row/>
              <math:mo math:stretchy="false">=</math:mo>
              <math:mfrac>
                <math:mi>n</math:mi>
                <math:mn>2</math:mn>
              </math:mfrac>
            </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row>
                      <math:msub>
                        <math:mtext>log</math:mtext>
                        <math:mstyle math:fontsize="6pt">
                          <math:mrow>
                            <math:mn>2</math:mn>
                          </math:mrow>
                        </math:mstyle>
                      </math:msub>
                      <math:mi>n</math:mi>
                    </math:mrow>
                  </math:mrow>
                </math:mstyle>
              </math:munderover>
              <math:mfrac>
                <math:mi>i</math:mi>
                <math:msup>
                  <math:mn>2</math:mn>
                  <math:mstyle math:fontsize="8pt">
                    <math:mrow>
                      <math:mi>i</math:mi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{}= {  {n}  over  {2} }  Sum cSub { size 8{i=1} }  cSup { size 8{"log" rSub { size 6{2} } n} }  { {  {i}  over  {2 rSup { size 8{i} } } } } } {}</math:annotation>
  </math:semantics>
</math:math>
</file>